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Helvetica Neue', 'PingFang SC', 'Microsoft YaHei', 'Source Han Sans SC', 'Noto Sans CJK SC', 'WenQuanYi Micro He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18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19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f4704b" style:font-name-asian="Liberation Serif"/>
    </style:style>
    <style:style style:name="P2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2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23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24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25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28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29" style:family="paragraph" style:parent-style-name="Text_20_body">
      <style:paragraph-properties fo:margin-left="0cm" fo:margin-right="0cm" fo:line-height="115%" fo:text-indent="0cm" style:auto-text-indent="false"/>
      <style:text-properties officeooo:paragraph-rsid="00f4704b"/>
    </style:style>
    <style:style style:name="P30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4dadf"/>
    </style:style>
    <style:style style:name="P31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0d590c4"/>
    </style:style>
    <style:style style:name="P32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33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34" style:family="paragraph" style:parent-style-name="Text_20_body">
      <style:text-properties style:text-position="0% 100%" officeooo:rsid="0020adab" officeooo:paragraph-rsid="00358433"/>
    </style:style>
    <style:style style:name="P35" style:family="paragraph" style:parent-style-name="Text_20_body">
      <style:text-properties officeooo:paragraph-rsid="002b5208"/>
    </style:style>
    <style:style style:name="P36" style:family="paragraph" style:parent-style-name="Text_20_body">
      <style:text-properties officeooo:paragraph-rsid="00358433"/>
    </style:style>
    <style:style style:name="P37" style:family="paragraph" style:parent-style-name="Text_20_body">
      <style:text-properties officeooo:paragraph-rsid="0040c7db"/>
    </style:style>
    <style:style style:name="P38" style:family="paragraph" style:parent-style-name="Text_20_body">
      <style:text-properties officeooo:paragraph-rsid="0045dfca"/>
    </style:style>
    <style:style style:name="P39" style:family="paragraph" style:parent-style-name="Text_20_body">
      <style:text-properties officeooo:paragraph-rsid="00589750"/>
    </style:style>
    <style:style style:name="P40" style:family="paragraph" style:parent-style-name="Text_20_body">
      <style:text-properties officeooo:paragraph-rsid="007e82bf"/>
    </style:style>
    <style:style style:name="P41" style:family="paragraph" style:parent-style-name="Text_20_body">
      <style:text-properties officeooo:paragraph-rsid="0086cee0"/>
    </style:style>
    <style:style style:name="P42" style:family="paragraph" style:parent-style-name="Text_20_body">
      <style:paragraph-properties fo:line-height="115%"/>
      <style:text-properties officeooo:paragraph-rsid="0087d2a6"/>
    </style:style>
    <style:style style:name="P43" style:family="paragraph" style:parent-style-name="Text_20_body">
      <style:text-properties officeooo:paragraph-rsid="00d77a7c"/>
    </style:style>
    <style:style style:name="P44" style:family="paragraph" style:parent-style-name="Text_20_body">
      <style:text-properties officeooo:paragraph-rsid="00d8df1d"/>
    </style:style>
    <style:style style:name="P45" style:family="paragraph" style:parent-style-name="Text_20_body">
      <style:text-properties officeooo:paragraph-rsid="00e53ef7"/>
    </style:style>
    <style:style style:name="P46" style:family="paragraph" style:parent-style-name="Text_20_body">
      <style:text-properties officeooo:paragraph-rsid="00fdf5e4"/>
    </style:style>
    <style:style style:name="P47" style:family="paragraph" style:parent-style-name="Text_20_body">
      <style:text-properties officeooo:paragraph-rsid="01006afe"/>
    </style:style>
    <style:style style:name="P48" style:family="paragraph" style:parent-style-name="Text_20_body">
      <style:text-properties officeooo:paragraph-rsid="0100ad9b"/>
    </style:style>
    <style:style style:name="P49" style:family="paragraph" style:parent-style-name="Text_20_body">
      <style:text-properties officeooo:paragraph-rsid="0105a384"/>
    </style:style>
    <style:style style:name="P50" style:family="paragraph" style:parent-style-name="Text_20_body">
      <style:text-properties officeooo:paragraph-rsid="01062916"/>
    </style:style>
    <style:style style:name="P51" style:family="paragraph" style:parent-style-name="Text_20_body">
      <style:text-properties officeooo:paragraph-rsid="010af252"/>
    </style:style>
    <style:style style:name="P52" style:family="paragraph" style:parent-style-name="Text_20_body">
      <style:text-properties officeooo:paragraph-rsid="0112b2fd"/>
    </style:style>
    <style:style style:name="P53" style:family="paragraph" style:parent-style-name="Text_20_body">
      <style:text-properties officeooo:paragraph-rsid="01185571"/>
    </style:style>
    <style:style style:name="P54" style:family="paragraph" style:parent-style-name="Text_20_body">
      <style:text-properties officeooo:paragraph-rsid="011af50d"/>
    </style:style>
    <style:style style:name="P55" style:family="paragraph" style:parent-style-name="Text_20_body">
      <style:text-properties officeooo:paragraph-rsid="011d20da"/>
    </style:style>
    <style:style style:name="P56" style:family="paragraph" style:parent-style-name="Text_20_body">
      <style:text-properties officeooo:paragraph-rsid="011ddc5f"/>
    </style:style>
    <style:style style:name="P57" style:family="paragraph" style:parent-style-name="Text_20_body">
      <style:text-properties officeooo:paragraph-rsid="011eec6b"/>
    </style:style>
    <style:style style:name="P58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59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60" style:family="paragraph" style:parent-style-name="Heading_20_3">
      <style:text-properties officeooo:paragraph-rsid="007d0788"/>
    </style:style>
    <style:style style:name="P61" style:family="paragraph" style:parent-style-name="Heading_20_3">
      <style:text-properties officeooo:paragraph-rsid="0028c7ac"/>
    </style:style>
    <style:style style:name="P62" style:family="paragraph" style:parent-style-name="Heading_20_3">
      <style:text-properties officeooo:paragraph-rsid="00404071"/>
    </style:style>
    <style:style style:name="P63" style:family="paragraph" style:parent-style-name="Heading_20_3">
      <style:text-properties officeooo:paragraph-rsid="0112b2fd"/>
    </style:style>
    <style:style style:name="P64" style:family="paragraph" style:parent-style-name="Heading_20_3">
      <style:text-properties officeooo:paragraph-rsid="00fdf5e4"/>
    </style:style>
    <style:style style:name="P65" style:family="paragraph" style:parent-style-name="Heading_20_3">
      <style:text-properties officeooo:paragraph-rsid="010af252"/>
    </style:style>
    <style:style style:name="P66" style:family="paragraph" style:parent-style-name="Heading_20_3">
      <style:text-properties officeooo:paragraph-rsid="0045dfca"/>
    </style:style>
    <style:style style:name="P67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68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69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70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71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P72" style:family="paragraph" style:parent-style-name="Heading_20_3">
      <style:paragraph-properties fo:margin-left="0cm" fo:margin-right="0cm" fo:line-height="100%" fo:text-indent="0cm" style:auto-text-indent="false"/>
      <style:text-properties officeooo:paragraph-rsid="00ec8afa"/>
    </style:style>
    <style:style style:name="P73" style:family="paragraph" style:parent-style-name="Heading_20_3">
      <style:paragraph-properties fo:margin-left="0cm" fo:margin-right="0cm" fo:line-height="100%" fo:text-indent="0cm" style:auto-text-indent="false"/>
      <style:text-properties officeooo:paragraph-rsid="0121362b"/>
    </style:style>
    <style:style style:name="P74" style:family="paragraph" style:parent-style-name="Heading_20_3">
      <style:paragraph-properties fo:margin-left="0cm" fo:margin-right="0cm" fo:line-height="100%" fo:text-indent="0cm" style:auto-text-indent="false"/>
      <style:text-properties officeooo:paragraph-rsid="0123d59c"/>
    </style:style>
    <style:style style:name="P75" style:family="paragraph" style:parent-style-name="Heading_20_3">
      <style:paragraph-properties fo:margin-left="0cm" fo:margin-right="0cm" fo:line-height="100%" fo:text-indent="0cm" style:auto-text-indent="false"/>
      <style:text-properties officeooo:paragraph-rsid="0129b182"/>
    </style:style>
    <style:style style:name="P76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officeooo:paragraph-rsid="0112b2fd" style:font-name-asian="Liberation Serif" loext:padding="0cm" loext:border="none"/>
    </style:style>
    <style:style style:name="P77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a61df" style:font-name-asian="Liberation Serif" loext:padding="0cm" loext:border="none"/>
    </style:style>
    <style:style style:name="P78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ddc5f" style:font-name-asian="Liberation Serif" loext:padding="0cm" loext:border="none"/>
    </style:style>
    <style:style style:name="P79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0fdf5e4" style:font-name-asian="Liberation Serif" loext:padding="0cm" loext:border="none"/>
    </style:style>
    <style:style style:name="P80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06afe" style:font-name-asian="Liberation Serif" loext:padding="0cm" loext:border="none"/>
    </style:style>
    <style:style style:name="P81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45d78" style:font-name-asian="Liberation Serif" loext:padding="0cm" loext:border="none"/>
    </style:style>
    <style:style style:name="P82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af252" style:font-name-asian="Liberation Serif" loext:padding="0cm" loext:border="none"/>
    </style:style>
    <style:style style:name="P83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f4f80" style:font-name-asian="Liberation Serif" loext:padding="0cm" loext:border="none"/>
    </style:style>
    <style:style style:name="P8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10a6ba" style:font-name-asian="Liberation Serif" loext:padding="0cm" loext:border="none"/>
    </style:style>
    <style:style style:name="P85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ec8afa" style:font-name-asian="Liberation Serif"/>
    </style:style>
    <style:style style:name="P86" style:family="paragraph" style:parent-style-name="Text_20_body">
      <style:paragraph-properties fo:margin-left="0cm" fo:margin-right="0cm" fo:line-height="115%" fo:text-indent="0cm" style:auto-text-indent="false"/>
      <style:text-properties officeooo:paragraph-rsid="00f5bdfa"/>
    </style:style>
    <style:style style:name="P87" style:family="paragraph" style:parent-style-name="Text_20_body">
      <style:paragraph-properties fo:margin-left="0cm" fo:margin-right="0cm" fo:line-height="115%" fo:text-indent="0cm" style:auto-text-indent="false"/>
      <style:text-properties officeooo:paragraph-rsid="0121362b"/>
    </style:style>
    <style:style style:name="P88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1362b"/>
    </style:style>
    <style:style style:name="P89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3d59c"/>
    </style:style>
    <style:style style:name="P90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62a4f"/>
    </style:style>
    <style:style style:name="P91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9b182"/>
    </style:style>
    <style:style style:name="P92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b973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ec8af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fo:font-size="14.1000003814697pt" fo:font-weight="bold" officeooo:rsid="00ff0415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text-position="0% 100%" style:font-name="Liberation Serif" fo:font-size="14.1000003814697pt" fo:font-weight="bold" officeooo:rsid="010af2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4.1000003814697pt" fo:font-weight="bold" officeooo:rsid="0112b2f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text-position="0% 100%" style:font-name="Liberation Serif" fo:font-size="14.1000003814697pt" fo:font-weight="bold" officeooo:rsid="01140f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text-position="0% 100%" style:font-name="Liberation Serif" fo:font-size="14.1000003814697pt" fo:font-weight="bold" officeooo:rsid="0123d59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text-position="0% 100%" style:font-name="Liberation Serif" officeooo:rsid="0020adab" style:font-name-asian="Liberation Serif"/>
    </style:style>
    <style:style style:name="T22" style:family="text">
      <style:text-properties style:text-position="0% 100%" style:font-name="Liberation Serif" officeooo:rsid="0040c7db" style:font-name-asian="Liberation Serif"/>
    </style:style>
    <style:style style:name="T23" style:family="text">
      <style:text-properties style:text-position="0% 100%" style:font-name="Liberation Serif" officeooo:rsid="004c1cf0" style:font-name-asian="Liberation Serif"/>
    </style:style>
    <style:style style:name="T24" style:family="text">
      <style:text-properties style:text-position="0% 100%" style:font-name="Liberation Serif" officeooo:rsid="00477b4e" style:font-name-asian="Liberation Serif"/>
    </style:style>
    <style:style style:name="T25" style:family="text">
      <style:text-properties style:text-position="0% 100%" style:font-name="Liberation Serif" officeooo:rsid="00524703" style:font-name-asian="Liberation Serif"/>
    </style:style>
    <style:style style:name="T26" style:family="text">
      <style:text-properties style:text-position="0% 100%" style:font-name="Liberation Serif" officeooo:rsid="005c1761" style:font-name-asian="Liberation Serif"/>
    </style:style>
    <style:style style:name="T27" style:family="text">
      <style:text-properties style:text-position="0% 100%" style:font-name="Liberation Serif" officeooo:rsid="00b12d16" style:font-name-asian="Liberation Serif"/>
    </style:style>
    <style:style style:name="T28" style:family="text">
      <style:text-properties style:text-position="0% 100%" style:font-name="Liberation Serif" officeooo:rsid="00b9de41" style:font-name-asian="Liberation Serif"/>
    </style:style>
    <style:style style:name="T29" style:family="text">
      <style:text-properties style:text-position="0% 100%" style:font-name="Liberation Serif" officeooo:rsid="00bb2246" style:font-name-asian="Liberation Serif"/>
    </style:style>
    <style:style style:name="T30" style:family="text">
      <style:text-properties style:text-position="0% 100%" style:font-name="Liberation Serif" officeooo:rsid="00bb82ea" style:font-name-asian="Liberation Serif"/>
    </style:style>
    <style:style style:name="T31" style:family="text">
      <style:text-properties style:text-position="0% 100%" style:font-name="Liberation Serif" officeooo:rsid="00bdf57d" style:font-name-asian="Liberation Serif"/>
    </style:style>
    <style:style style:name="T32" style:family="text">
      <style:text-properties style:text-position="0% 100%" style:font-name="Liberation Serif" officeooo:rsid="00c04dd0" style:font-name-asian="Liberation Serif"/>
    </style:style>
    <style:style style:name="T33" style:family="text">
      <style:text-properties style:text-position="0% 100%" style:font-name="Liberation Serif" officeooo:rsid="00c0a7f5" style:font-name-asian="Liberation Serif"/>
    </style:style>
    <style:style style:name="T34" style:family="text">
      <style:text-properties style:text-position="0% 100%" style:font-name="Liberation Serif" officeooo:rsid="00c36a63" style:font-name-asian="Liberation Serif"/>
    </style:style>
    <style:style style:name="T35" style:family="text">
      <style:text-properties style:text-position="0% 100%" style:font-name="Liberation Serif" officeooo:rsid="00c97288" style:font-name-asian="Liberation Serif"/>
    </style:style>
    <style:style style:name="T36" style:family="text">
      <style:text-properties style:text-position="0% 100%" style:font-name="Liberation Serif" officeooo:rsid="00cae14a" style:font-name-asian="Liberation Serif"/>
    </style:style>
    <style:style style:name="T37" style:family="text">
      <style:text-properties style:text-position="0% 100%" style:font-name="Liberation Serif" officeooo:rsid="00d0bce4" style:font-name-asian="Liberation Serif"/>
    </style:style>
    <style:style style:name="T38" style:family="text">
      <style:text-properties style:text-position="0% 100%" style:font-name="Liberation Serif" officeooo:rsid="00d25f72" style:font-name-asian="Liberation Serif"/>
    </style:style>
    <style:style style:name="T39" style:family="text">
      <style:text-properties style:text-position="0% 100%" style:font-name="Liberation Serif" officeooo:rsid="00d41166" style:font-name-asian="Liberation Serif"/>
    </style:style>
    <style:style style:name="T40" style:family="text">
      <style:text-properties style:text-position="0% 100%" style:font-name="Liberation Serif" officeooo:rsid="00d77a7c" style:font-name-asian="Liberation Serif"/>
    </style:style>
    <style:style style:name="T41" style:family="text">
      <style:text-properties style:text-position="0% 100%" style:font-name="Liberation Serif" officeooo:rsid="00e057e5" style:font-name-asian="Liberation Serif"/>
    </style:style>
    <style:style style:name="T42" style:family="text">
      <style:text-properties style:text-position="0% 100%" style:font-name="Liberation Serif" officeooo:rsid="00e1a8a4" style:font-name-asian="Liberation Serif"/>
    </style:style>
    <style:style style:name="T43" style:family="text">
      <style:text-properties style:text-position="0% 100%" style:font-name="Liberation Serif" officeooo:rsid="00e3809c" style:font-name-asian="Liberation Serif"/>
    </style:style>
    <style:style style:name="T44" style:family="text">
      <style:text-properties style:text-position="0% 100%" style:font-name="Liberation Serif" officeooo:rsid="00d4dadf" style:font-name-asian="Liberation Serif"/>
    </style:style>
    <style:style style:name="T45" style:family="text">
      <style:text-properties style:text-position="0% 100%" style:font-name="Liberation Serif" officeooo:rsid="00eb0d3f" style:font-name-asian="Liberation Serif"/>
    </style:style>
    <style:style style:name="T46" style:family="text">
      <style:text-properties style:text-position="0% 100%" style:font-name="Liberation Serif" officeooo:rsid="00f4704b" style:font-name-asian="Liberation Serif"/>
    </style:style>
    <style:style style:name="T47" style:family="text">
      <style:text-properties style:text-position="0% 100%" style:font-name="Liberation Serif" officeooo:rsid="00f82cc9" style:font-name-asian="Liberation Serif"/>
    </style:style>
    <style:style style:name="T48" style:family="text">
      <style:text-properties style:text-position="0% 100%" style:font-name="Liberation Serif" officeooo:rsid="010d5f87" style:font-name-asian="Liberation Serif"/>
    </style:style>
    <style:style style:name="T49" style:family="text">
      <style:text-properties style:text-position="0% 100%" style:font-name="Liberation Serif" officeooo:rsid="011a2d9c" style:font-name-asian="Liberation Serif"/>
    </style:style>
    <style:style style:name="T50" style:family="text">
      <style:text-properties style:text-position="0% 100%" style:font-name="Liberation Serif" officeooo:rsid="011b739f" style:font-name-asian="Liberation Serif"/>
    </style:style>
    <style:style style:name="T51" style:family="text">
      <style:text-properties style:text-position="0% 100%" style:font-name="Liberation Serif" officeooo:rsid="011cb968" style:font-name-asian="Liberation Serif"/>
    </style:style>
    <style:style style:name="T52" style:family="text">
      <style:text-properties style:text-position="0% 100%" style:font-name="Liberation Serif" officeooo:rsid="011fdeb4" style:font-name-asian="Liberation Serif"/>
    </style:style>
    <style:style style:name="T53" style:family="text">
      <style:text-properties style:text-position="0% 100%" style:font-name="Liberation Serif" officeooo:rsid="0020adab"/>
    </style:style>
    <style:style style:name="T54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55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56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57" style:family="text">
      <style:text-properties style:text-position="0% 100%" style:font-name="Liberation Serif" fo:font-size="12pt" officeooo:rsid="00477b4e" style:font-size-asian="12pt" style:font-size-complex="12pt"/>
    </style:style>
    <style:style style:name="T58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59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60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61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62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63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64" style:family="text">
      <style:text-properties style:text-position="0% 100%" style:font-name="Liberation Serif" fo:font-size="10.5pt" officeooo:rsid="0020adab" style:font-name-asian="Liberation Serif" style:font-size-asian="10.5pt" style:font-size-complex="10.5pt"/>
    </style:style>
    <style:style style:name="T65" style:family="text">
      <style:text-properties style:text-position="0% 100%" style:font-name="Liberation Serif" fo:font-size="10.5pt" officeooo:rsid="00f5bdfa" style:font-name-asian="Liberation Serif" style:font-size-asian="10.5pt" style:font-size-complex="10.5pt"/>
    </style:style>
    <style:style style:name="T66" style:family="text">
      <style:text-properties style:text-position="0% 100%" style:font-name="Liberation Serif" fo:font-size="10.5pt" officeooo:rsid="00d0bce4" style:font-name-asian="Liberation Serif" style:font-size-asian="10.5pt" style:font-size-complex="10.5pt"/>
    </style:style>
    <style:style style:name="T67" style:family="text">
      <style:text-properties style:text-position="0% 100%" style:font-name="Liberation Serif" fo:font-size="10.5pt" officeooo:rsid="00f9f501" style:font-name-asian="Liberation Serif" style:font-size-asian="10.5pt" style:font-size-complex="10.5pt"/>
    </style:style>
    <style:style style:name="T68" style:family="text">
      <style:text-properties style:text-position="0% 100%" style:font-name="Liberation Serif" fo:font-size="10.5pt" officeooo:rsid="00f9f78a" style:font-name-asian="Liberation Serif" style:font-size-asian="10.5pt" style:font-size-complex="10.5pt"/>
    </style:style>
    <style:style style:name="T69" style:family="text">
      <style:text-properties style:text-position="0% 100%" style:font-name="Liberation Serif" fo:font-size="10.5pt" officeooo:rsid="00fbb837" style:font-name-asian="Liberation Serif" style:font-size-asian="10.5pt" style:font-size-complex="10.5pt"/>
    </style:style>
    <style:style style:name="T70" style:family="text">
      <style:text-properties style:text-position="0% 100%" officeooo:rsid="0020adab"/>
    </style:style>
    <style:style style:name="T71" style:family="text">
      <style:text-properties style:text-position="0% 100%" officeooo:rsid="00477b4e"/>
    </style:style>
    <style:style style:name="T72" style:family="text">
      <style:text-properties style:text-position="0% 100%" officeooo:rsid="004b8605"/>
    </style:style>
    <style:style style:name="T73" style:family="text">
      <style:text-properties style:text-position="0% 100%" officeooo:rsid="004c1cf0"/>
    </style:style>
    <style:style style:name="T74" style:family="text">
      <style:text-properties style:text-position="0% 100%" officeooo:rsid="00d0bce4" style:font-name-asian="Liberation Serif"/>
    </style:style>
    <style:style style:name="T75" style:family="text">
      <style:text-properties style:text-position="0% 100%" officeooo:rsid="00d4dadf" style:font-name-asian="Liberation Serif"/>
    </style:style>
    <style:style style:name="T76" style:family="text">
      <style:text-properties style:text-position="0% 100%" officeooo:rsid="00d590c4" style:font-name-asian="Liberation Serif"/>
    </style:style>
    <style:style style:name="T77" style:family="text">
      <style:text-properties style:text-position="0% 100%" officeooo:rsid="0020adab" style:font-name-asian="Liberation Serif"/>
    </style:style>
    <style:style style:name="T78" style:family="text">
      <style:text-properties style:text-position="0% 100%" officeooo:rsid="00d8df1d"/>
    </style:style>
    <style:style style:name="T79" style:family="text">
      <style:text-properties style:text-position="0% 100%" officeooo:rsid="00dac423"/>
    </style:style>
    <style:style style:name="T80" style:family="text">
      <style:text-properties style:text-position="0% 100%" officeooo:rsid="00e3ddeb"/>
    </style:style>
    <style:style style:name="T81" style:family="text">
      <style:text-properties style:text-position="0% 100%" officeooo:rsid="00e5e015"/>
    </style:style>
    <style:style style:name="T82" style:family="text">
      <style:text-properties style:text-position="0% 100%" officeooo:rsid="00e79e70"/>
    </style:style>
    <style:style style:name="T83" style:family="text">
      <style:text-properties style:text-position="0% 100%" officeooo:rsid="00e83575"/>
    </style:style>
    <style:style style:name="T84" style:family="text">
      <style:text-properties style:text-position="0% 100%" officeooo:rsid="00e86b40"/>
    </style:style>
    <style:style style:name="T85" style:family="text">
      <style:text-properties style:text-position="0% 100%" fo:font-size="10.5pt" officeooo:rsid="00d0bce4" style:font-name-asian="Liberation Serif" style:font-size-asian="10.5pt" style:font-size-complex="10.5pt"/>
    </style:style>
    <style:style style:name="T86" style:family="text">
      <style:text-properties style:text-position="0% 100%" fo:font-size="10.5pt" officeooo:rsid="00d590c4" style:font-name-asian="Liberation Serif" style:font-size-asian="10.5pt" style:font-size-complex="10.5pt"/>
    </style:style>
    <style:style style:name="T87" style:family="text">
      <style:text-properties style:text-position="0% 100%" fo:font-size="10.5pt" officeooo:rsid="0020adab" style:font-name-asian="Liberation Serif" style:font-size-asian="10.5pt" style:font-size-complex="10.5pt"/>
    </style:style>
    <style:style style:name="T88" style:family="text">
      <style:text-properties style:text-position="0% 100%" fo:font-size="12pt" officeooo:rsid="0020adab" style:font-name-asian="Liberation Serif" style:font-size-asian="12pt" style:font-size-complex="12pt"/>
    </style:style>
    <style:style style:name="T89" style:family="text">
      <style:text-properties officeooo:rsid="002fdf64"/>
    </style:style>
    <style:style style:name="T90" style:family="text">
      <style:text-properties officeooo:rsid="003017e5"/>
    </style:style>
    <style:style style:name="T91" style:family="text">
      <style:text-properties officeooo:rsid="0038a65c"/>
    </style:style>
    <style:style style:name="T92" style:family="text">
      <style:text-properties officeooo:rsid="0039769f"/>
    </style:style>
    <style:style style:name="T93" style:family="text">
      <style:text-properties officeooo:rsid="003a60a6"/>
    </style:style>
    <style:style style:name="T94" style:family="text">
      <style:text-properties officeooo:rsid="003c3df2"/>
    </style:style>
    <style:style style:name="T95" style:family="text">
      <style:text-properties officeooo:rsid="003d969e"/>
    </style:style>
    <style:style style:name="T96" style:family="text">
      <style:text-properties officeooo:rsid="003f085f"/>
    </style:style>
    <style:style style:name="T97" style:family="text">
      <style:text-properties officeooo:rsid="003f7c2f"/>
    </style:style>
    <style:style style:name="T98" style:family="text">
      <style:text-properties officeooo:rsid="00477b4e"/>
    </style:style>
    <style:style style:name="T99" style:family="text">
      <style:text-properties officeooo:rsid="0020adab"/>
    </style:style>
    <style:style style:name="T100" style:family="text">
      <style:text-properties officeooo:rsid="005c1761"/>
    </style:style>
    <style:style style:name="T101" style:family="text">
      <style:text-properties officeooo:rsid="007e8e7d"/>
    </style:style>
    <style:style style:name="T10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03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104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a893e" style:font-name-asian="Liberation Serif" style:font-size-asian="12pt" style:font-name-complex="Liberation Mono" style:font-size-complex="12pt" loext:padding="0cm" loext:border="none"/>
    </style:style>
    <style:style style:name="T105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9e045e" style:font-name-asian="Liberation Serif" style:font-size-asian="12pt" style:font-name-complex="Liberation Mono" style:font-size-complex="12pt" loext:padding="0cm" loext:border="none"/>
    </style:style>
    <style:style style:name="T106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107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108" style:family="text">
      <style:text-properties fo:font-variant="normal" fo:text-transform="none" fo:color="#000000" style:font-name="Liberation Serif" fo:letter-spacing="normal" style:font-name-asian="Liberation Serif"/>
    </style:style>
    <style:style style:name="T109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110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111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12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loext:padding="0cm" loext:border="none"/>
    </style:style>
    <style:style style:name="T113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0ad9b" style:font-name-asian="Liberation Serif" loext:padding="0cm" loext:border="none"/>
    </style:style>
    <style:style style:name="T114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5a384" style:font-name-asian="Liberation Serif" loext:padding="0cm" loext:border="none"/>
    </style:style>
    <style:style style:name="T11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9e075" style:font-name-asian="Liberation Serif" loext:padding="0cm" loext:border="none"/>
    </style:style>
    <style:style style:name="T11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style:font-name-asian="Liberation Serif" loext:padding="0cm" loext:border="none"/>
    </style:style>
    <style:style style:name="T11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1a2d9c" style:font-name-asian="Liberation Serif" loext:padding="0cm" loext:border="none"/>
    </style:style>
    <style:style style:name="T11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style:font-name-asian="Liberation Serif" loext:padding="0cm" loext:border="none"/>
    </style:style>
    <style:style style:name="T119" style:family="text">
      <style:text-properties officeooo:rsid="00e3ddeb"/>
    </style:style>
    <style:style style:name="T120" style:family="text">
      <style:text-properties officeooo:rsid="00f4704b"/>
    </style:style>
    <style:style style:name="T121" style:family="text">
      <style:text-properties officeooo:rsid="00f82cc9"/>
    </style:style>
    <style:style style:name="T122" style:family="text">
      <style:text-properties officeooo:rsid="0123d5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3"><text:span text:style-name="T4">super().__init__()的用法</text:span><text:span text:style-name="T2">：</text:span></text:h>
      <text:p text:style-name="P42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41"><text:s text:c="4"/>• super() 函数是用于调用父类函数的一个方法<text:span text:style-name="T89">。</text:span></text:p>
      <text:p text:style-name="P40"><text:s text:c="4"/>• 在<text:span text:style-name="T101">p</text:span>ython2中，super()的完整用法是super(自己类名，self)，<text:span text:style-name="T89">而</text:span><text:span text:style-name="T101">p</text:span><text:span text:style-name="T89">ython3中可以简写为super()。</text:span></text:p>
      <text:h text:style-name="P61" text:outline-level="3"><text:span text:style-name="T3">_</text:span><text:span text:style-name="T4">init_.py文件</text:span><text:span text:style-name="T2">：</text:span></text:h>
      <text:p text:style-name="P36"><text:s text:c="4"/>• 一个python项目，里面的每一个文件夹都可以认为是一个package，而每一个.py文件被认为是一个module。当你新建一个<text:span text:style-name="T91">p</text:span>ython <text:span text:style-name="T92">p</text:span>ackage的时候，需要创建一个<text:span text:style-name="T70">_</text:span><text:span text:style-name="T1">_init_</text:span><text:span text:style-name="T53">_</text:span><text:span text:style-name="T1">.py</text:span>文件。这个_init_.py文件可以看作这个package的初始化文件<text:span text:style-name="T89">。</text:span></text:p>
      <text:p text:style-name="P35"><text:s text:c="4"/>• 当我们从一个package里面调用东西的时候，该__init__.py文件内的代码会被首先执行<text:span text:style-name="T90">。</text:span></text:p>
      <text:p text:style-name="P39"><text:s text:c="4"/>• 如果<text:span text:style-name="T93">package</text:span><text:span text:style-name="T95">的</text:span>__init__.py文件中已经import<text:span text:style-name="T94">了该package</text:span>的module，调用<text:span text:style-name="T96">该</text:span>package<text:span text:style-name="T96">的module</text:span>时，<text:span text:style-name="T97">就</text:span>不再需要手动导入各个module。</text:p>
      <text:p text:style-name="P34"><text:s text:c="4"/>• __init__.py中还有一个重要的变量，__all__, 它用来将模块全部导入。</text:p>
      <text:h text:style-name="P62" text:outline-level="3"><text:span text:style-name="T6">f-string</text:span><text:span text:style-name="T7">方法</text:span><text:span text:style-name="T21">：</text:span></text:h>
      <text:p text:style-name="P43"><text:span text:style-name="T21"><text:s text:c="4"/>• 这个方法主要是用于</text:span><text:span text:style-name="T41">把一个变量</text:span><text:span text:style-name="T22">格式化</text:span><text:span text:style-name="T43">为</text:span><text:span text:style-name="T42">一个</text:span><text:span text:style-name="T22">字符串字面值</text:span></text:p>
      <text:p text:style-name="P43"><text:span text:style-name="T21"><text:s text:c="4"/>• </text:span><text:span text:style-name="T40">语法</text:span><text:span text:style-name="T22">：</text:span><text:span text:style-name="T62">f"...{各种类型变量}</text:span><text:span text:style-name="T63">...</text:span><text:span text:style-name="T62">"</text:span></text:p>
      <text:p text:style-name="P37"><text:span text:style-name="T21"><text:s text:c="4"/>• 例子</text:span><text:span text:style-name="T22">：</text:span></text:p>
      <text:p text:style-name="P36"><text:span text:style-name="T70"><text:tab/><text:tab/><text:tab/><text:tab/></text:span><text:span text:style-name="T106">name </text:span><text:span text:style-name="T107">=</text:span><text:span text:style-name="T108"> </text:span><text:span text:style-name="T107">"</text:span><text:span text:style-name="T109">张三</text:span><text:span text:style-name="T107">"</text:span></text:p>
      <text:p text:style-name="P44"><text:span text:style-name="T70"><text:tab/><text:tab/><text:tab/><text:tab/></text:span><text:span text:style-name="T78">print(f</text:span><text:span text:style-name="T110">"{name}是一个法外狂徒"）</text:span></text:p>
      <text:p text:style-name="P36"><text:span text:style-name="T70"><text:tab/><text:tab/><text:tab/><text:tab/></text:span><text:span text:style-name="T78">&gt;&gt;&gt;</text:span><text:span text:style-name="T79">张三是一个法外狂徒</text:span></text:p>
      <text:h text:style-name="P63" text:outline-level="3"><text:span text:style-name="T6">*</text:span><text:span text:style-name="T18">的构造</text:span><text:span text:style-name="T19">和解构</text:span><text:span text:style-name="T18">用</text:span><text:span text:style-name="T7">法</text:span><text:span text:style-name="T21">：</text:span></text:h>
      <text:p text:style-name="P52"><text:span text:style-name="T21"><text:s text:c="4"/>• </text:span><text:span text:style-name="T22">在一些数据中间的某个位置插入一个现有的列表构造一个新列表</text:span><text:span text:style-name="T50">，或者将列表中的元素分配给几个变量</text:span><text:span text:style-name="T52">，</text:span><text:span text:style-name="T50">或者</text:span><text:span text:style-name="T52">把已有字典的键值对展开到</text:span><text:span text:style-name="T50">新的字典</text:span><text:span text:style-name="T51">。</text:span></text:p>
      <text:p text:style-name="P52"><text:span text:style-name="T21"><text:s text:c="4"/>• 列表</text:span><text:span text:style-name="T49">构造</text:span><text:span text:style-name="T21">例子</text:span><text:span text:style-name="T22">：</text:span></text:p>
      <text:p text:style-name="P76"><text:tab/><text:tab/><text:tab/><text:tab/>lst = [1, 2, 3]</text:p>
      <text:p text:style-name="P76"><text:tab/><text:tab/><text:tab/><text:tab/>new_lst = [0, lst, 4, 5]</text:p>
      <text:p text:style-name="P76"><text:tab/><text:tab/><text:tab/><text:tab/>print("不使用*号，构造后的列表：{}".format(new_lst))</text:p>
      <text:p text:style-name="P76"><text:tab/><text:tab/><text:tab/><text:tab/>new_lst = [0, *lst, 4, 5]</text:p>
      <text:p text:style-name="P76"><text:tab/><text:tab/><text:tab/><text:tab/>print("使用*号，构造后的列表：{}".format(new_lst))</text:p>
      <text:p text:style-name="P53"><text:span text:style-name="T116"><text:tab/><text:tab/><text:tab/><text:tab/></text:span><text:span text:style-name="T110">&gt;&gt;&gt;</text:span><text:span text:style-name="T116">不使用*号，构造后的列表：[0, [1, 2, 3], 4, 5]</text:span></text:p>
      <text:p text:style-name="P53"><text:soft-page-break/><text:span text:style-name="T116"><text:tab/><text:tab/><text:tab/><text:tab/></text:span><text:span text:style-name="T110">&gt;&gt;&gt;</text:span><text:span text:style-name="T116">使用*号，构造后的列表：[0, 1, 2, 3, 4, 5]</text:span></text:p>
      <text:p text:style-name="P55"><text:span text:style-name="T112"><text:s text:c="4"/>• 列表</text:span><text:span text:style-name="T117">解构</text:span><text:span text:style-name="T112">例子</text:span><text:span text:style-name="T118">：</text:span></text:p>
      <text:p text:style-name="P77"><text:tab/><text:tab/><text:tab/><text:tab/>first, *lst, last = new_lst</text:p>
      <text:p text:style-name="P77"><text:tab/><text:tab/><text:tab/><text:tab/>print("列表第一个元素：{}".format(first))</text:p>
      <text:p text:style-name="P77"><text:tab/><text:tab/><text:tab/><text:tab/>print("列表中间元素：{}".format(lst))</text:p>
      <text:p text:style-name="P77"><text:tab/><text:tab/><text:tab/><text:tab/>print("列表最后一个元素：{}".format(last))</text:p>
      <text:p text:style-name="P54"><text:span text:style-name="T118"><text:tab/><text:tab/><text:tab/><text:tab/></text:span><text:span text:style-name="T110">&gt;&gt;&gt;</text:span><text:span text:style-name="T118">列表第一个元素：0</text:span></text:p>
      <text:p text:style-name="P54"><text:span text:style-name="T118"><text:tab/><text:tab/><text:tab/><text:tab/></text:span><text:span text:style-name="T110">&gt;&gt;&gt;</text:span><text:span text:style-name="T118">列表中间元素：[1, 2, 3, 4]</text:span></text:p>
      <text:p text:style-name="P54"><text:span text:style-name="T118"><text:tab/><text:tab/><text:tab/><text:tab/></text:span><text:span text:style-name="T110">&gt;&gt;&gt;</text:span><text:span text:style-name="T118">列表最后一个元素：5</text:span></text:p>
      <text:p text:style-name="P56"><text:span text:style-name="T112"><text:s text:c="4"/>• 字典</text:span><text:span text:style-name="T117">构造</text:span><text:span text:style-name="T112">例子</text:span><text:span text:style-name="T118">：</text:span></text:p>
      <text:p text:style-name="P78"><text:tab/><text:tab/><text:tab/><text:tab/>dict = {"name": "harry", "age": 40}</text:p>
      <text:p text:style-name="P78"><text:tab/><text:tab/><text:tab/><text:tab/>new_dict = {"gender": "male", **dict}</text:p>
      <text:p text:style-name="P78"><text:tab/><text:tab/><text:tab/><text:tab/>print("构造后的字典：{}".format(new_dict))</text:p>
      <text:p text:style-name="P57"><text:span text:style-name="T118"><text:tab/><text:tab/><text:tab/><text:tab/></text:span><text:span text:style-name="T110">&gt;&gt;&gt;</text:span><text:span text:style-name="T118">构造后的字典：{'gender': 'male', 'name': 'harry', 'age': 40}</text:span></text:p>
      <text:h text:style-name="P64" text:outline-level="3"><text:span text:style-name="T16">enumerate</text:span><text:span text:style-name="T7">方法</text:span><text:span text:style-name="T21">：</text:span></text:h>
      <text:p text:style-name="P46"><text:span text:style-name="T21"><text:s text:c="4"/>• </text:span><text:span text:style-name="T22">enumerate()是python的内置函数，用来将一个可迭代对象转化为枚举对象，同时获得每个元素的索引下标和值，即需要 index 和 value 值的时候可以使用enumerate函数。</text:span></text:p>
      <text:p text:style-name="P46"><text:span text:style-name="T21"><text:s text:c="4"/>• 例子</text:span><text:span text:style-name="T22">：</text:span></text:p>
      <text:p text:style-name="P46"><text:span text:style-name="T110"><text:tab/><text:tab/><text:tab/><text:tab/>l</text:span><text:span text:style-name="T113">ist</text:span><text:span text:style-name="T115">1</text:span><text:span text:style-name="T110"> = ["小米", "小华", "小刘"]</text:span></text:p>
      <text:p text:style-name="P48"><text:span text:style-name="T110"><text:tab/><text:tab/><text:tab/><text:tab/>a = enumerate(l</text:span><text:span text:style-name="T113">ist</text:span><text:span text:style-name="T115">1</text:span><text:span text:style-name="T110">)</text:span></text:p>
      <text:p text:style-name="P79"><text:tab/><text:tab/><text:tab/><text:tab/>for i in a:</text:p>
      <text:p text:style-name="P79"><text:s text:c="2"/><text:tab/><text:tab/><text:tab/><text:tab/> <text:s text:c="5"/>print(i)</text:p>
      <text:p text:style-name="P47"><text:span text:style-name="T112"><text:tab/><text:tab/><text:tab/><text:tab/></text:span><text:span text:style-name="T110">&gt;&gt;&gt;(0, '小米')</text:span></text:p>
      <text:p text:style-name="P47"><text:span text:style-name="T112"><text:tab/><text:tab/><text:tab/><text:tab/></text:span><text:span text:style-name="T110">&gt;&gt;&gt;(1, '小华')</text:span></text:p>
      <text:p text:style-name="P47"><text:span text:style-name="T112"><text:tab/><text:tab/><text:tab/><text:tab/></text:span><text:span text:style-name="T110">&gt;&gt;&gt;(2, '小刘')</text:span></text:p>
      <text:p text:style-name="P50"><text:span text:style-name="T110"><text:tab/><text:tab/><text:tab/><text:tab/>for index, value in enumerate(l</text:span><text:span text:style-name="T113">ist</text:span><text:span text:style-name="T115">1</text:span><text:span text:style-name="T110">):</text:span></text:p>
      <text:p text:style-name="P80"><text:s text:c="2"/><text:tab/><text:tab/><text:tab/><text:tab/> <text:s text:c="5"/>print(index, value)</text:p>
      <text:p text:style-name="P81"><text:tab/><text:tab/><text:tab/><text:tab/>&gt;&gt;&gt;0 小米</text:p>
      <text:p text:style-name="P81"><text:tab/><text:tab/><text:tab/><text:tab/>&gt;&gt;&gt;1 小华</text:p>
      <text:p text:style-name="P49"><text:span text:style-name="T110"><text:tab/><text:tab/><text:tab/><text:tab/>&gt;&gt;&gt;</text:span><text:span text:style-name="T114">2</text:span><text:span text:style-name="T110"> 小刘</text:span></text:p>
      <text:h text:style-name="P65" text:outline-level="3"><text:span text:style-name="T17">eval</text:span><text:span text:style-name="T7">方法</text:span><text:span text:style-name="T21">：</text:span></text:h>
      <text:p text:style-name="P51"><text:span text:style-name="T21"><text:s text:c="4"/>• 将字符串当成有效的表达式来求值，并返回计算结果</text:span><text:span text:style-name="T48">；</text:span><text:span text:style-name="T21">可以把字符串转化为list,dict ,tuple。</text:span><text:span text:style-name="T22">。</text:span></text:p>
      <text:p text:style-name="P51"><text:soft-page-break/><text:span text:style-name="T21"><text:s text:c="4"/>• 例子</text:span><text:span text:style-name="T22">：</text:span></text:p>
      <text:p text:style-name="P82"><text:tab/><text:tab/><text:tab/><text:tab/>result = eval("1 + 1")</text:p>
      <text:p text:style-name="P83"><text:tab/><text:tab/><text:tab/><text:tab/>print(result) <text:s/></text:p>
      <text:p text:style-name="P83"><text:tab/><text:tab/><text:tab/><text:tab/>&gt;&gt;&gt; 2</text:p>
      <text:p text:style-name="P83"><text:tab/><text:tab/><text:tab/><text:tab/>#将字符串转换成列表</text:p>
      <text:p text:style-name="P83"><text:tab/><text:tab/><text:tab/><text:tab/>a = "[1, 2, 3, 4]"</text:p>
      <text:p text:style-name="P83"><text:tab/><text:tab/><text:tab/><text:tab/>result = type(eval(a))</text:p>
      <text:p text:style-name="P84"><text:tab/><text:tab/><text:tab/><text:tab/>print(result) </text:p>
      <text:p text:style-name="P84"><text:tab/><text:tab/><text:tab/><text:tab/>&gt;&gt;&gt;&lt;class 'list'&gt;</text:p>
      <text:h text:style-name="P66" text:outline-level="3"><text:span text:style-name="T4">函数装饰</text:span><text:span text:style-name="T5">器</text:span><text:span text:style-name="T2">：</text:span></text:h>
      <text:p text:style-name="P38"><text:span text:style-name="T70"><text:s text:c="4"/>• </text:span><text:span text:style-name="T81">把</text:span><text:span text:style-name="T71">标识符@</text:span><text:span text:style-name="T82">和函数名</text:span><text:span text:style-name="T72">放在一个函数定义的</text:span><text:span text:style-name="T83">上</text:span><text:span text:style-name="T72">方和这个函数绑定在一起。在我们调用这个函数的时候，第一件事并不是执行这个函数，而是将这个函数做为参数传入它头顶</text:span><text:span text:style-name="T84">的这个函数</text:span><text:span text:style-name="T72">，该函数称之为装饰函数或装饰器。</text:span></text:p>
      <text:p text:style-name="P45"><text:span text:style-name="T70"><text:s text:c="4"/>• </text:span><text:span text:style-name="T72">例子</text:span><text:span text:style-name="T73">：</text:span></text:p>
      <text:p text:style-name="P58">def my_decorator(func):</text:p>
      <text:p text:style-name="P58"><text:s text:c="6"/>def wrapper():</text:p>
      <text:p text:style-name="P58"><text:s text:c="13"/>print('wrapper of decorator')</text:p>
      <text:p text:style-name="P58"><text:s text:c="13"/>func()</text:p>
      <text:p text:style-name="P58"><text:s text:c="6"/>return wrapper</text:p>
      <text:p text:style-name="P58">@my_decorator</text:p>
      <text:p text:style-name="P58">def greet():</text:p>
      <text:p text:style-name="P58"><text:s text:c="6"/>print('hello world')</text:p>
      <text:p text:style-name="P58">greet()</text:p>
      <text:p text:style-name="P58"><text:span text:style-name="T119">&gt;&gt;&gt;</text:span>wrapper of decorator</text:p>
      <text:p text:style-name="P59"><text:span text:style-name="T80">&gt;&gt;&gt;</text:span><text:span text:style-name="T72">hello w</text:span><text:span text:style-name="T73">orld</text:span></text:p>
      <text:h text:style-name="P67" text:outline-level="3"><text:span text:style-name="T8">可变参数*</text:span><text:span text:style-name="T12">args</text:span><text:span text:style-name="T23">：</text:span></text:h>
      <text:p text:style-name="P25"><text:span text:style-name="T21"><text:s text:c="4"/>• </text:span><text:span text:style-name="T24">*args 允许我们将可变数量的参数传递给 </text:span><text:span text:style-name="T60">python</text:span><text:span text:style-name="T24">函数</text:span><text:span text:style-name="T30">，参数在函数内部以</text:span><text:span text:style-name="T27">元组（</text:span><text:span text:style-name="T61">tuple</text:span><text:span text:style-name="T27">）形式存储在args中</text:span><text:span text:style-name="T35">，参数名也可以是*加上其他名字</text:span><text:span text:style-name="T24">。</text:span></text:p>
      <text:p text:style-name="P5"><text:span text:style-name="T21"><text:s text:c="4"/>• 例子</text:span><text:span text:style-name="T25">：</text:span></text:p>
      <text:p text:style-name="P13"><text:tab/><text:tab/><text:tab/><text:tab/>def argsFunc(a, *args):</text:p>
      <text:p text:style-name="P13"><text:tab/><text:tab/><text:tab/><text:tab/> <text:s text:c="5"/>print a</text:p>
      <text:p text:style-name="P13"><text:tab/><text:tab/><text:tab/><text:tab/> <text:s text:c="5"/>print args</text:p>
      <text:p text:style-name="P13"><text:soft-page-break/><text:tab/><text:tab/><text:tab/><text:tab/>argsFunc(1, 2, 3, 4)</text:p>
      <text:p text:style-name="P14"><text:tab/><text:tab/><text:tab/><text:tab/>&gt;&gt;&gt;1</text:p>
      <text:p text:style-name="P14"><text:tab/><text:tab/><text:tab/><text:tab/>&gt;&gt;&gt;(2, 3, 4)</text:p>
      <text:p text:style-name="P10"><text:span text:style-name="T21"><text:s text:c="4"/>• 用法</text:span><text:span text:style-name="T25">：调用</text:span><text:span text:style-name="T33">使用</text:span><text:span text:style-name="T24">*args参数</text:span><text:span text:style-name="T33">的</text:span><text:span text:style-name="T25">函数</text:span><text:span text:style-name="T33">时，</text:span><text:span text:style-name="T25">直接</text:span><text:span text:style-name="T34">给参数</text:span><text:span text:style-name="T58">value1</text:span><text:span text:style-name="T59">，</text:span><text:span text:style-name="T58">value2</text:span><text:span text:style-name="T59">，</text:span><text:span text:style-name="T58">value</text:span><text:span text:style-name="T59">3</text:span><text:span text:style-name="T27">。</text:span></text:p>
      <text:h text:style-name="P68" text:outline-level="3"><text:span text:style-name="T8">可变参数**kwargs</text:span><text:span text:style-name="T23">：</text:span></text:h>
      <text:p text:style-name="P26"><text:span text:style-name="T21"><text:s text:c="4"/>• </text:span><text:span text:style-name="T60">** kwargs</text:span><text:span text:style-name="T24">允许我们将可变数量的关键字参数传递给 </text:span><text:span text:style-name="T60">python</text:span><text:span text:style-name="T24">函数</text:span><text:span text:style-name="T29">，</text:span><text:span text:style-name="T24">参数</text:span><text:span text:style-name="T28">在函数内部以字典</text:span><text:span text:style-name="T27">形式存储在</text:span><text:span text:style-name="T61">kwargs</text:span><text:span text:style-name="T27">中</text:span><text:span text:style-name="T36">，</text:span><text:span text:style-name="T35">参数名也可以是**加上其他名字</text:span><text:span text:style-name="T24">。</text:span></text:p>
      <text:p text:style-name="P2"><text:span text:style-name="T21"><text:s text:c="4"/>• 例子</text:span><text:span text:style-name="T25">：</text:span></text:p>
      <text:p text:style-name="P7"><text:span text:style-name="T25"><text:tab/><text:tab/><text:tab/><text:tab/>def </text:span><text:span text:style-name="T31">kwargsF</text:span><text:span text:style-name="T25">unc(**</text:span><text:span text:style-name="T32">kwargs</text:span><text:span text:style-name="T25">):</text:span></text:p>
      <text:p text:style-name="P8"><text:span text:style-name="T25"><text:tab/><text:tab/><text:tab/><text:tab/> <text:s text:c="5"/>print <text:s/></text:span><text:span text:style-name="T32">kwargs</text:span></text:p>
      <text:p text:style-name="P6"><text:span text:style-name="T25"><text:tab/><text:tab/><text:tab/><text:tab/> </text:span><text:span text:style-name="T31">kwargsF</text:span><text:span text:style-name="T25">unc(x=1,y=2,z=3)</text:span></text:p>
      <text:p text:style-name="P15"><text:tab/><text:tab/><text:tab/><text:tab/>&gt;&gt;&gt;{'y': 2, 'x': 1, 'z': 3}</text:p>
      <text:p text:style-name="P9"><text:span text:style-name="T21"><text:s text:c="4"/>• 用法</text:span><text:span text:style-name="T25">：调用</text:span><text:span text:style-name="T33">使用</text:span><text:span text:style-name="T60">**kwargs</text:span><text:span text:style-name="T24">参数</text:span><text:span text:style-name="T33">的</text:span><text:span text:style-name="T25">函数</text:span><text:span text:style-name="T33">时，</text:span><text:span text:style-name="T25">需要采用</text:span><text:span text:style-name="T58">arg1=value1,arg2=value2</text:span><text:span text:style-name="T25">这样的形式。</text:span></text:p>
      <text:h text:style-name="P69" text:outline-level="3"><text:span text:style-name="T8">l</text:span><text:span text:style-name="T10">am</text:span><text:span text:style-name="T14">b</text:span><text:span text:style-name="T10">da表达式</text:span><text:span text:style-name="T23">：</text:span></text:h>
      <text:p text:style-name="P23"><text:span text:style-name="T21"><text:s text:c="4"/>• 匿名函数lambda：是指一类无需定义标识符（函数名）的函数或子程序，是一种简单的、在同一行中定义函数的方法</text:span><text:span text:style-name="T24">。</text:span></text:p>
      <text:p text:style-name="P23"><text:span text:style-name="T21"><text:s text:c="4"/>• </text:span><text:span text:style-name="T25">lam</text:span><text:span text:style-name="T45">b</text:span><text:span text:style-name="T25">da函数一般功能简单，单行expression决定了lambda函数不能完成复杂的逻辑。由于其实现的功能一目了然，不需要专门的名字来说明。</text:span></text:p>
      <text:p text:style-name="P3"><text:span text:style-name="T21"><text:s text:c="4"/>• 基本语法：lam</text:span><text:span text:style-name="T45">b</text:span><text:span text:style-name="T21">da arg1, arg2, arg3 … :&lt;表达式&gt;</text:span></text:p>
      <text:p text:style-name="P16"><text:s text:c="4"/>• 例子：</text:p>
      <text:p text:style-name="P16"><text:tab/><text:tab/><text:tab/><text:tab/>f=lambda a,b,c,d:a*b*c*d</text:p>
      <text:p text:style-name="P16"><text:tab/><text:tab/><text:tab/><text:tab/>print(f(1,2,3,4))</text:p>
      <text:p text:style-name="P4"><text:span text:style-name="T21"><text:tab/><text:tab/><text:tab/><text:tab/></text:span><text:span text:style-name="Source_20_Text"><text:span text:style-name="T103">&gt;&gt;&gt; </text:span></text:span><text:span text:style-name="Source_20_Text"><text:span text:style-name="T105">24</text:span></text:span></text:p>
      <text:p text:style-name="P4"><text:span text:style-name="Source_20_Text"><text:span text:style-name="T104"/></text:span></text:p>
      <text:p text:style-name="P32"><text:span text:style-name="Source_20_Text"><text:span text:style-name="T103"><text:tab/><text:tab/><text:tab/><text:tab/>g=[lambda a:a*2, lambda b:b*3]</text:span></text:span></text:p>
      <text:p text:style-name="P32"><text:span text:style-name="Source_20_Text"><text:span text:style-name="T103"><text:tab/><text:tab/><text:tab/><text:tab/>print(g[0](5)) <text:s text:c="4"/></text:span></text:span></text:p>
      <text:p text:style-name="P32"><text:span text:style-name="Source_20_Text"><text:span text:style-name="T103"><text:tab/><text:tab/><text:tab/><text:tab/>&gt;&gt;&gt; 1</text:span></text:span><text:span text:style-name="Source_20_Text"><text:span text:style-name="T104">0</text:span></text:span></text:p>
      <text:p text:style-name="P32"><text:span text:style-name="Source_20_Text"><text:span text:style-name="T103"><text:tab/><text:tab/><text:tab/><text:tab/>print(g[1](6))</text:span></text:span></text:p>
      <text:p text:style-name="P33"><text:span text:style-name="Source_20_Text"><text:span text:style-name="T103"><text:tab/><text:tab/><text:tab/><text:tab/>&gt;&gt;&gt; 18</text:span></text:span></text:p>
      <text:p text:style-name="P24"><text:span text:style-name="Source_20_Text"><text:span text:style-name="T102"><text:s text:c="5"/>• </text:span></text:span><text:span text:style-name="Source_20_Text"><text:span text:style-name="T111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33"><text:span text:style-name="Source_20_Text"><text:span text:style-name="T103"><text:tab/><text:tab/><text:tab/></text:span></text:span></text:p>
      <text:h text:style-name="P70" text:outline-level="3"><text:soft-page-break/><text:span text:style-name="T9">with...as语句</text:span><text:span text:style-name="T23">：</text:span></text:h>
      <text:p text:style-name="P1"><text:span text:style-name="T21"><text:s text:c="4"/>• python中的with...as...语句类似于try...finally...语句。当我们</text:span><text:span text:style-name="T24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20"><text:span text:style-name="T24"><text:tab/><text:tab/><text:tab/><text:tab/>f = open('/home/</text:span><text:span text:style-name="T26">wky</text:span><text:span text:style-name="T24">/test.txt', 'r')</text:span></text:p>
      <text:p text:style-name="P22"><text:span text:style-name="Source_20_Text"><text:span text:style-name="T54"><text:tab/><text:tab/><text:tab/><text:tab/></text:span></text:span><text:span text:style-name="Source_20_Text"><text:span text:style-name="T55">print(</text:span></text:span><text:span text:style-name="Source_20_Text"><text:span text:style-name="T54">f.read()</text:span></text:span><text:span text:style-name="Source_20_Text"><text:span text:style-name="T56">)</text:span></text:span></text:p>
      <text:p text:style-name="P21"><text:span text:style-name="Source_20_Text"><text:span text:style-name="T54"><text:tab/><text:tab/><text:tab/><text:tab/></text:span></text:span><text:span text:style-name="Source_20_Text"><text:span text:style-name="T57">f.close()</text:span></text:span></text:p>
      <text:p text:style-name="P11"><text:span text:style-name="T99"><text:s text:c="4"/>• </text:span>由于文件读写时都有可能产生IOError，一旦出错，后面的f.close()就不会调用。所以，Python引入了with语句来自动帮我们调用close()方法：</text:p>
      <text:p text:style-name="P12"><text:tab/><text:tab/><text:tab/><text:tab/>with open('<text:span text:style-name="T98">/home/</text:span><text:span text:style-name="T100">wky</text:span><text:span text:style-name="T98">/test.txt</text:span>', <text:s/>'r') as f:</text:p>
      <text:p text:style-name="P11"><text:s text:c="3"/><text:tab/><text:tab/><text:tab/><text:tab/> <text:s text:c="7"/>print(f.read())</text:p>
      <text:h text:style-name="P71" text:outline-level="3"><text:span text:style-name="T9">for...</text:span><text:span text:style-name="T11">in</text:span><text:span text:style-name="T9">...</text:span><text:span text:style-name="T13">列表推导式</text:span><text:span text:style-name="T23">：</text:span></text:h>
      <text:p text:style-name="P17"><text:s text:c="4"/>• 快速的创建一个有规律的列表，可以利用 range 区间、元组、列表、字典和集合等数据类型，快速生成一个满足指定需求的列表。</text:p>
      <text:p text:style-name="P27"><text:span text:style-name="T21"><text:s text:c="4"/>• 语法</text:span><text:span text:style-name="T37">：</text:span><text:span text:style-name="T21">list_name = [表达式 for 临时变量 in 可迭代对象 if条件表达式]</text:span><text:span text:style-name="T38">，if条件表达式可以省略。</text:span></text:p>
      <text:p text:style-name="P28"><text:span text:style-name="T21"><text:s text:c="4"/>• 例子</text:span><text:span text:style-name="T37">：</text:span></text:p>
      <text:p text:style-name="P28"><text:span text:style-name="T39"><text:tab/><text:tab/><text:tab/><text:tab/></text:span><text:span text:style-name="T37">names_list = ["Washington", "Trump", "Obama", "bush", "Clinton"]</text:span></text:p>
      <text:p text:style-name="P28"><text:span text:style-name="T37"><text:tab/><text:tab/><text:tab/><text:tab/>list1 = [</text:span><text:span text:style-name="T44">i</text:span><text:span text:style-name="T37"> for </text:span><text:span text:style-name="T44">i</text:span><text:span text:style-name="T37"> in names_list if </text:span><text:span text:style-name="T44">i</text:span><text:span text:style-name="T37">.startswith('W')]</text:span></text:p>
      <text:p text:style-name="P28"><text:span text:style-name="T37"><text:tab/><text:tab/><text:tab/><text:tab/>l</text:span><text:span text:style-name="T44">ist</text:span><text:span text:style-name="T37">2 = [</text:span><text:span text:style-name="T44">i</text:span><text:span text:style-name="T37"> for </text:span><text:span text:style-name="T44">i</text:span><text:span text:style-name="T37"> in names_list if </text:span><text:span text:style-name="T44">i</text:span><text:span text:style-name="T37">.startswith('W') or len(</text:span><text:span text:style-name="T44">i</text:span><text:span text:style-name="T37">) &lt; 5]</text:span></text:p>
      <text:p text:style-name="P30"><text:span text:style-name="T74"><text:tab/><text:tab/><text:tab/><text:tab/>print(list1, l</text:span><text:span text:style-name="T75">ist</text:span><text:span text:style-name="T74">2)</text:span></text:p>
      <text:p text:style-name="P31"><text:span text:style-name="T74"><text:tab/><text:tab/><text:tab/><text:tab/></text:span><text:span text:style-name="T76">&gt;&gt;&gt; ['Washington'] ['Washington', 'bush']</text:span></text:p>
      <text:h text:style-name="P72" text:outline-level="3"><text:span text:style-name="T15">函数参数中的 : 和函数后的 -&gt; </text:span><text:span text:style-name="T23">：</text:span></text:h>
      <text:p text:style-name="P85"><text:s text:c="4"/>• 函数参数中的冒号是参数的类型建议符，表示希望传入的实参的类型。函数后面的箭头是函数返回值的类型建议符，用来说明函数返回值是什么类型。</text:p>
      <text:p text:style-name="P18"><text:span text:style-name="T99"><text:s text:c="4"/>• 例子</text:span>：</text:p>
      <text:p text:style-name="P18"><text:tab/><text:tab/><text:tab/><text:tab/>def Sum(num1: int, num2: int=100) -&gt; int:</text:p>
      <text:p text:style-name="P18"><text:s/><text:tab/><text:tab/><text:tab/><text:tab/> <text:s text:c="5"/>sum = num1 + num2</text:p>
      <text:p text:style-name="P18"><text:s/><text:tab/><text:tab/><text:tab/><text:tab/> <text:s text:c="5"/>return sum</text:p>
      <text:p text:style-name="P18"><text:tab/><text:tab/><text:tab/><text:tab/>if __name__ == "__main__":</text:p>
      <text:p text:style-name="P18"><text:tab/><text:tab/><text:tab/><text:tab/> <text:s text:c="5"/>print(Sum.__annotations__)</text:p>
      <text:p text:style-name="P18"><text:tab/><text:tab/><text:tab/><text:tab/> <text:s text:c="5"/>print(Sum(1,2))</text:p>
      <text:p text:style-name="P18"><text:soft-page-break/><text:s text:c="3"/><text:tab/><text:tab/><text:tab/><text:tab/> <text:s text:c="5"/>print(tSum(1))</text:p>
      <text:p text:style-name="P18"><text:s text:c="2"/><text:tab/><text:tab/><text:tab/><text:tab/> <text:s text:c="5"/>print(Sum('I love ','py<text:span text:style-name="T121">thon</text:span>'))</text:p>
      <text:p text:style-name="P18"><text:tab/><text:tab/><text:tab/><text:tab/><text:span text:style-name="T120">&gt;&gt;&gt;</text:span>{'num1': &lt;class 'int'&gt;, 'num2': &lt;class 'int'&gt;, 'return': &lt;class 'int'&gt;}</text:p>
      <text:p text:style-name="P19"><text:tab/><text:tab/><text:tab/><text:tab/><text:span text:style-name="T120">&gt;&gt;&gt;</text:span>3</text:p>
      <text:p text:style-name="P19"><text:tab/><text:tab/><text:tab/><text:tab/><text:span text:style-name="T120">&gt;&gt;&gt;</text:span>101</text:p>
      <text:p text:style-name="P29"><text:span text:style-name="T37"><text:tab/><text:tab/><text:tab/><text:tab/></text:span><text:span text:style-name="T46">&gt;&gt;&gt;</text:span><text:span text:style-name="T37">I love </text:span><text:span text:style-name="T47">python</text:span></text:p>
      <text:p text:style-name="P86"><text:span text:style-name="T64"><text:s text:c="4"/>• </text:span><text:span text:style-name="T65">说明</text:span><text:span text:style-name="T66">：第一行输出中的__annotations__是函数的保留属性，保存的是函数声明中的注释内容，比如我们使用的对参数"num1"，"num2"和返回值的建议类型</text:span><text:span text:style-name="T67">；</text:span><text:span text:style-name="T66">第二行输出是正常用法</text:span><text:span text:style-name="T68">；</text:span><text:span text:style-name="T66">第三行输出验证了注释内容后可以跟等号"="</text:span><text:span text:style-name="T69">，</text:span><text:span text:style-name="T66">意思为未传入实参时，该参数获得的默认值</text:span><text:span text:style-name="T67">；</text:span><text:span text:style-name="T66">第四行输出则验证了该解释说明符并非强制检查，我们传入了两个str实参，并不会报错，而是继续进行函数中的加法运算。</text:span></text:p>
      <text:h text:style-name="P73" text:outline-level="3"><text:span text:style-name="T9">%</text:span><text:span text:style-name="T13">取模运算符</text:span><text:span text:style-name="T23">：</text:span></text:h>
      <text:p text:style-name="P88"><text:span text:style-name="T77"><text:s text:c="4"/>• </text:span><text:span text:style-name="T86">一个数除以另一个数，然后返回余数。</text:span></text:p>
      <text:p text:style-name="P90"><text:span text:style-name="T87"><text:s text:c="4"/>• 例子：5%2的结果就是1</text:span><text:span text:style-name="T86">。</text:span></text:p>
      <text:h text:style-name="P74" text:outline-level="3"><text:span text:style-name="T9">//</text:span><text:span text:style-name="T20">整除</text:span><text:span text:style-name="T13">运算符</text:span><text:span text:style-name="T23">：</text:span></text:h>
      <text:p text:style-name="P89"><text:span text:style-name="T77"><text:s text:c="4"/>• </text:span><text:span text:style-name="T86">一个数除以另一个数，然后向下取整到最接近的整数。</text:span></text:p>
      <text:p text:style-name="P89"><text:span text:style-name="T87"><text:s text:c="5"/>• </text:span><text:span text:style-name="T86">例子：5//2的结果就是2。</text:span></text:p>
      <text:h text:style-name="P75" text:outline-level="3"><text:span text:style-name="T20">**幂</text:span><text:span text:style-name="T13">运算符</text:span><text:span text:style-name="T23">：</text:span></text:h>
      <text:p text:style-name="P91"><text:span text:style-name="T77"><text:s text:c="4"/>• 它用于执行幂运算</text:span><text:span text:style-name="T86">。</text:span></text:p>
      <text:p text:style-name="P92"><text:span text:style-name="T87"><text:s text:c="5"/>• </text:span><text:span text:style-name="T86">例子：2**3的结果就是8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Helvetica Neue', 'PingFang SC', 'Microsoft YaHei', 'Source Han Sans SC', 'Noto Sans CJK SC', 'WenQuanYi Micro He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14T16:52:41.842528966</dc:date>
    <meta:editing-duration>PT23H9M13S</meta:editing-duration>
    <meta:editing-cycles>260</meta:editing-cycles>
    <meta:generator>LibreOffice/6.4.7.2$Linux_X86_64 LibreOffice_project/40$Build-2</meta:generator>
    <meta:document-statistic meta:table-count="0" meta:image-count="0" meta:object-count="0" meta:page-count="6" meta:paragraph-count="154" meta:word-count="2127" meta:character-count="5016" meta:non-whitespace-character-count="4106"/>
  </office:meta>
</office:document-meta>
</file>